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a1.B1" style:family="table-cell">
      <style:table-cell-properties fo:padding="0.049cm" fo:border="0.05pt solid #000000" style:writing-mode="page"/>
    </style:style>
    <style:style style:name="Tabel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f790d" officeooo:paragraph-rsid="000f790d"/>
    </style:style>
    <style:style style:name="P2" style:family="paragraph" style:parent-style-name="Table_20_Contents">
      <style:text-properties officeooo:rsid="000f790d" officeooo:paragraph-rsid="000f790d"/>
    </style:style>
    <style:style style:name="P3" style:family="paragraph" style:parent-style-name="Table_20_Contents">
      <style:paragraph-properties fo:text-align="center" style:justify-single-word="false"/>
      <style:text-properties officeooo:rsid="000f790d" officeooo:paragraph-rsid="000f790d"/>
    </style:style>
    <style:style style:name="P4" style:family="paragraph" style:parent-style-name="Standard">
      <style:text-properties fo:font-size="24pt" officeooo:rsid="00221851" officeooo:paragraph-rsid="00221851" style:font-size-asian="24pt" style:font-size-complex="24pt"/>
    </style:style>
    <style:style style:name="P5" style:family="paragraph" style:parent-style-name="Table_20_Contents">
      <style:text-properties officeooo:rsid="00104f0f" officeooo:paragraph-rsid="00104f0f"/>
    </style:style>
    <style:style style:name="P6" style:family="paragraph" style:parent-style-name="Table_20_Contents">
      <style:text-properties officeooo:rsid="0012fb3a" officeooo:paragraph-rsid="0012fb3a"/>
    </style:style>
    <style:style style:name="P7" style:family="paragraph" style:parent-style-name="Table_20_Contents">
      <style:text-properties officeooo:rsid="0013dd57" officeooo:paragraph-rsid="0013dd57"/>
    </style:style>
    <style:style style:name="P8" style:family="paragraph" style:parent-style-name="Table_20_Contents">
      <style:text-properties officeooo:rsid="0017c64a" officeooo:paragraph-rsid="0017c64a"/>
    </style:style>
    <style:style style:name="P9" style:family="paragraph" style:parent-style-name="Table_20_Contents">
      <style:text-properties officeooo:rsid="0019e626" officeooo:paragraph-rsid="0019e626"/>
    </style:style>
    <style:style style:name="P10" style:family="paragraph" style:parent-style-name="Table_20_Contents">
      <style:text-properties officeooo:rsid="001e9d8c" officeooo:paragraph-rsid="001e9d8c"/>
    </style:style>
    <style:style style:name="P11" style:family="paragraph" style:parent-style-name="Table_20_Contents">
      <style:text-properties officeooo:rsid="00206d02" officeooo:paragraph-rsid="00206d02"/>
    </style:style>
    <style:style style:name="P12" style:family="paragraph" style:parent-style-name="Table_20_Contents">
      <style:text-properties officeooo:rsid="00215280" officeooo:paragraph-rsid="00215280"/>
    </style:style>
    <style:style style:name="P13" style:family="paragraph" style:parent-style-name="Standard">
      <style:text-properties fo:font-size="14pt" officeooo:rsid="000f790d" officeooo:paragraph-rsid="000f790d" style:font-size-asian="14pt" style:font-size-complex="14pt"/>
    </style:style>
    <style:style style:name="P14" style:family="paragraph" style:parent-style-name="Table_20_Contents">
      <style:text-properties officeooo:rsid="0024658e" officeooo:paragraph-rsid="0024658e"/>
    </style:style>
    <style:style style:name="P15" style:family="paragraph" style:parent-style-name="Table_20_Contents">
      <style:text-properties officeooo:rsid="0025f755" officeooo:paragraph-rsid="0025f755"/>
    </style:style>
    <style:style style:name="P16" style:family="paragraph" style:parent-style-name="Table_20_Contents">
      <style:text-properties officeooo:rsid="002628e8" officeooo:paragraph-rsid="002628e8"/>
    </style:style>
    <style:style style:name="P17" style:family="paragraph" style:parent-style-name="Table_20_Contents">
      <style:text-properties officeooo:rsid="00268007" officeooo:paragraph-rsid="00268007"/>
    </style:style>
    <style:style style:name="P18" style:family="paragraph" style:parent-style-name="Table_20_Contents">
      <style:text-properties officeooo:rsid="0027d927" officeooo:paragraph-rsid="0027d927"/>
    </style:style>
    <style:style style:name="P19" style:family="paragraph" style:parent-style-name="Table_20_Contents">
      <style:text-properties officeooo:rsid="00286952" officeooo:paragraph-rsid="00286952"/>
    </style:style>
    <style:style style:name="P20" style:family="paragraph" style:parent-style-name="Table_20_Contents">
      <style:text-properties officeooo:rsid="002a4597" officeooo:paragraph-rsid="002a4597"/>
    </style:style>
    <style:style style:name="P21" style:family="paragraph" style:parent-style-name="Table_20_Contents">
      <style:text-properties officeooo:rsid="002c3adf" officeooo:paragraph-rsid="002c3adf"/>
    </style:style>
    <style:style style:name="P22" style:family="paragraph" style:parent-style-name="Table_20_Contents">
      <style:text-properties officeooo:rsid="002c7b00" officeooo:paragraph-rsid="002c7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Esercitazione CISCO capitolo 4</text:p>
      <text:p text:style-name="Standard"/>
      <text:p text:style-name="P13"/>
      <text:p text:style-name="P13"/>
      <text:p text:style-name="P13">Proporre delle soluzioni per i seguenti problemi:</text:p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row table:style-name="TableLine1500654910448">
          <table:table-cell table:style-name="Tabella1.A1" office:value-type="string">
            <text:p text:style-name="P3">Problema</text:p>
          </table:table-cell>
          <table:table-cell table:style-name="Tabella1.B1" office:value-type="string">
            <text:p text:style-name="P3">Soluzioni</text:p>
          </table:table-cell>
        </table:table-row>
        <table:table-row table:style-name="TableLine1500654902288">
          <table:table-cell table:style-name="Tabella1.A2" office:value-type="string">
            <text:p text:style-name="P2">Il drive ottico è bloccato</text:p>
          </table:table-cell>
          <table:table-cell table:style-name="Tabella1.B2" office:value-type="string">
            <text:p text:style-name="P14">Inserire un oggetto appuntito nel piccolo foro accanto al pulsante di espulsione del drive per aprire il vassoio.</text:p>
          </table:table-cell>
        </table:table-row>
        <table:table-row table:style-name="TableLine1500654909360">
          <table:table-cell table:style-name="Tabella1.A2" office:value-type="string">
            <text:p text:style-name="P6">L’hardware della NIC si è guastato</text:p>
          </table:table-cell>
          <table:table-cell table:style-name="Tabella1.B2" office:value-type="string">
            <text:p text:style-name="P14">Installare una nuova NIC nello slot di espansione libero.</text:p>
          </table:table-cell>
        </table:table-row>
        <table:table-row table:style-name="TableLine1500654906640">
          <table:table-cell table:style-name="Tabella1.A2" office:value-type="string">
            <text:p text:style-name="P10">Sul monitor sono presenti immagini e icone di grandi dimensioni</text:p>
          </table:table-cell>
          <table:table-cell table:style-name="Tabella1.B2" office:value-type="string">
            <text:p text:style-name="P17">Aggiornare i driver o reinstallarli, correggere la geometria tramite le impostazioni dello schermo.</text:p>
          </table:table-cell>
        </table:table-row>
        <table:table-row table:style-name="TableLine1500654908272">
          <table:table-cell table:style-name="Tabella1.A2" office:value-type="string">
            <text:p text:style-name="P12">L’orologio del computer non mantiene più l’ora esatta</text:p>
          </table:table-cell>
          <table:table-cell table:style-name="Tabella1.B2" office:value-type="string">
            <text:p text:style-name="P18">Fissare la batteria o sostituirla</text:p>
          </table:table-cell>
        </table:table-row>
        <table:table-row table:style-name="TableLine1500654900928">
          <table:table-cell table:style-name="Tabella1.A2" office:value-type="string">
            <text:p text:style-name="P7">L’utente sente le ventole che girano ma il computer non si avvia e non ci sono segnali acustici dell’altoparlante</text:p>
          </table:table-cell>
          <table:table-cell table:style-name="Tabella1.B2" office:value-type="string">
            <text:p text:style-name="P15">Cablaggio guasto, CPU o altro componente della motherboard danneggiato.</text:p>
          </table:table-cell>
        </table:table-row>
        <table:table-row table:style-name="TableLine1500654905008">
          <table:table-cell table:style-name="Tabella1.A2" office:value-type="string">
            <text:p text:style-name="P9">Il BIOS non riconosce la CPU</text:p>
          </table:table-cell>
          <table:table-cell table:style-name="Tabella1.B2" office:value-type="string">
            <text:p text:style-name="P19">Aggiornare il BIOS.</text:p>
          </table:table-cell>
        </table:table-row>
        <table:table-row table:style-name="TableLine1500654901744">
          <table:table-cell table:style-name="Tabella1.A2" office:value-type="string">
            <text:p text:style-name="P5">Il drive ottico è difettoso</text:p>
          </table:table-cell>
          <table:table-cell table:style-name="Tabella1.B2" office:value-type="string">
            <text:p text:style-name="P20">Sostituire il drive ottico</text:p>
          </table:table-cell>
        </table:table-row>
        <table:table-row table:style-name="TableLine1500654906096">
          <table:table-cell table:style-name="Tabella1.A2" office:value-type="string">
            <text:p text:style-name="P12">Il computer mostra un rallentamento delle prestazioni</text:p>
          </table:table-cell>
          <table:table-cell table:style-name="Tabella1.B2" office:value-type="string">
            <text:p text:style-name="P22">Aggiornare le componenti</text:p>
          </table:table-cell>
        </table:table-row>
        <table:table-row table:style-name="TableLine1500654907184">
          <table:table-cell table:style-name="Tabella1.A2" office:value-type="string">
            <text:p text:style-name="P8">Il computer si riavvia e si spegne in modo imprevisto </text:p>
          </table:table-cell>
          <table:table-cell table:style-name="Tabella1.B2" office:value-type="string">
            <text:p text:style-name="P21">Sostituire l’alimentatore</text:p>
          </table:table-cell>
        </table:table-row>
        <table:table-row table:style-name="TableLine1500654907456">
          <table:table-cell table:style-name="Tabella1.A2" office:value-type="string">
            <text:p text:style-name="P11">Dopo l’aggiornamento di Windows, il computer funziona molto lentamente</text:p>
          </table:table-cell>
          <table:table-cell table:style-name="Tabella1.B2" office:value-type="string">
            <text:p text:style-name="P16">Installare nuova ram, oppure una nuova scheda video con più memoria.</text:p>
          </table:table-cell>
        </table:table-row>
        <table:table-row table:style-name="TableLine1500654908816">
          <table:table-cell table:style-name="Tabella1.A2" office:value-type="string">
            <text:p text:style-name="P10">Il computer non invia nessun segnale video allo schermo esterno</text:p>
          </table:table-cell>
          <table:table-cell table:style-name="Tabella1.B2" office:value-type="string">
            <text:p text:style-name="P20">Collegare bene i cavi, cambiare la scheda video</text:p>
          </table:table-cell>
        </table:table-row>
        <table:table-row table:style-name="TableLine1500654909632">
          <table:table-cell table:style-name="Tabella1.A2" office:value-type="string">
            <text:p text:style-name="P12">Le impostazioni del BIOS cambiano quando il computer viene riavviato</text:p>
          </table:table-cell>
          <table:table-cell table:style-name="Tabella1.B2" office:value-type="string">
            <text:p text:style-name="P22">Verificare i messaggi d’errore e operare di conseguenz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0:19:54.643000000</meta:creation-date>
    <meta:generator>LibreOffice/7.2.1.2$Windows_X86_64 LibreOffice_project/87b77fad49947c1441b67c559c339af8f3517e22</meta:generator>
    <dc:date>2021-11-23T12:44:29.771000000</dc:date>
    <meta:editing-duration>PT1H59M41S</meta:editing-duration>
    <meta:editing-cycles>24</meta:editing-cycles>
    <meta:document-statistic meta:table-count="1" meta:image-count="0" meta:object-count="0" meta:page-count="1" meta:paragraph-count="28" meta:word-count="211" meta:character-count="1385" meta:non-whitespace-character-count="1201"/>
  </office:meta>
</office:document-meta>
</file>